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621d" officeooo:paragraph-rsid="000a621d"/>
    </style:style>
    <style:style style:name="P2" style:family="paragraph" style:parent-style-name="Standard">
      <style:paragraph-properties fo:text-align="start" style:justify-single-word="false"/>
      <style:text-properties style:font-name="Malgun Gothic" fo:font-size="12pt" style:text-underline-style="none" officeooo:rsid="001cee07" officeooo:paragraph-rsid="0022c761" style:font-size-asian="10.5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Malgun Gothic" fo:font-size="16pt" style:text-underline-style="none" officeooo:rsid="000a621d" officeooo:paragraph-rsid="000a621d" style:font-size-asian="16pt" style:font-size-complex="16pt"/>
    </style:style>
    <style:style style:name="P4" style:family="paragraph" style:parent-style-name="Text_20_body">
      <style:paragraph-properties fo:text-align="start" style:justify-single-word="false"/>
      <style:text-properties style:font-name="Malgun Gothic" fo:font-size="16pt" style:text-underline-style="none" officeooo:rsid="000c278e" officeooo:paragraph-rsid="000c278e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style:font-name="Malgun Gothic" fo:font-size="16pt" style:text-underline-style="none" officeooo:rsid="000fe4e4" officeooo:paragraph-rsid="000fe4e4" style:font-size-asian="16pt" style:font-size-complex="16pt"/>
    </style:style>
    <style:style style:name="P6" style:family="paragraph" style:parent-style-name="Text_20_body">
      <style:paragraph-properties fo:text-align="center" style:justify-single-word="false"/>
      <style:text-properties style:font-name="Malgun Gothic" fo:font-size="16pt" style:text-underline-style="none" officeooo:rsid="000fe4e4" officeooo:paragraph-rsid="00227d8f" style:font-size-asian="16pt" style:font-size-complex="16pt"/>
    </style:style>
    <style:style style:name="P7" style:family="paragraph" style:parent-style-name="Text_20_body">
      <style:paragraph-properties fo:text-align="center" style:justify-single-word="false"/>
      <style:text-properties style:font-name="Malgun Gothic" fo:font-size="16pt" style:text-underline-style="none" officeooo:rsid="00227d8f" officeooo:paragraph-rsid="00227d8f" style:font-size-asian="16pt" style:font-size-complex="16pt"/>
    </style:style>
    <style:style style:name="P8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c278e" officeooo:paragraph-rsid="00141c02" style:font-size-asian="10.5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d1b53" officeooo:paragraph-rsid="00150819" style:font-size-asian="10.5pt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d1b53" officeooo:paragraph-rsid="000d1b53" style:font-size-asian="10.5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123ac6" officeooo:paragraph-rsid="00123ac6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c5ed9" officeooo:paragraph-rsid="001ee02f" style:font-size-asian="10.5pt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c5ed9" officeooo:paragraph-rsid="00330442" style:font-size-asian="10.5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1cee07" officeooo:paragraph-rsid="0022c761" style:font-size-asian="10.5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1cee07" officeooo:paragraph-rsid="002926ed" style:font-size-asian="10.5pt" style:font-size-complex="12pt"/>
    </style:style>
    <style:style style:name="P16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3071bf" officeooo:paragraph-rsid="003071bf" style:font-size-asian="10.5pt" style:font-size-complex="12pt"/>
    </style:style>
    <style:style style:name="P17" style:family="paragraph" style:parent-style-name="Standard" style:list-style-name="L1">
      <style:text-properties officeooo:paragraph-rsid="000a621d"/>
    </style:style>
    <style:style style:name="P18" style:family="paragraph" style:parent-style-name="Text_20_body" style:list-style-name="L4"/>
    <style:style style:name="P19" style:family="paragraph" style:parent-style-name="Text_20_body" style:list-style-name="L5">
      <style:paragraph-properties fo:text-align="start" style:justify-single-word="false"/>
      <style:text-properties style:font-name="Malgun Gothic" fo:font-size="12pt" style:text-underline-style="none" officeooo:rsid="000d1b53" officeooo:paragraph-rsid="000d1b53" style:font-size-asian="10.5pt" style:font-size-complex="12pt"/>
    </style:style>
    <style:style style:name="P20" style:family="paragraph" style:parent-style-name="Text_20_body" style:list-style-name="L4">
      <style:paragraph-properties fo:text-align="start" style:justify-single-word="false"/>
      <style:text-properties style:font-name="Malgun Gothic" fo:font-size="12pt" style:text-underline-style="none" officeooo:rsid="000d1b53" officeooo:paragraph-rsid="00365e1f" style:font-size-asian="10.5pt" style:font-size-complex="12pt"/>
    </style:style>
    <style:style style:name="P21" style:family="paragraph" style:parent-style-name="Text_20_body" style:list-style-name="L5">
      <style:paragraph-properties fo:text-align="start" style:justify-single-word="false"/>
      <style:text-properties style:font-name="Malgun Gothic" fo:font-size="12pt" style:text-underline-style="none" officeooo:rsid="000e0675" officeooo:paragraph-rsid="000e0675" style:font-size-asian="10.5pt" style:font-size-complex="12pt"/>
    </style:style>
    <style:style style:name="P22" style:family="paragraph" style:parent-style-name="Text_20_body" style:list-style-name="L4">
      <style:paragraph-properties fo:text-align="start" style:justify-single-word="false"/>
      <style:text-properties style:font-name="Malgun Gothic" fo:font-size="12pt" style:text-underline-style="none" officeooo:rsid="000e0675" officeooo:paragraph-rsid="00365e1f" style:font-size-asian="10.5pt" style:font-size-complex="12pt"/>
    </style:style>
    <style:style style:name="P23" style:family="paragraph" style:parent-style-name="Text_20_body" style:list-style-name="L6">
      <style:paragraph-properties fo:text-align="start" style:justify-single-word="false"/>
      <style:text-properties style:font-name="Malgun Gothic" fo:font-size="12pt" style:text-underline-style="none" officeooo:rsid="002ad8a4" officeooo:paragraph-rsid="002ad8a4" style:font-size-asian="10.5pt" style:font-size-complex="12pt"/>
    </style:style>
    <style:style style:name="P24" style:family="paragraph" style:parent-style-name="Text_20_body" style:list-style-name="L6">
      <style:paragraph-properties fo:text-align="start" style:justify-single-word="false"/>
      <style:text-properties style:font-name="Malgun Gothic" fo:font-size="12pt" style:text-underline-style="none" officeooo:rsid="002b882f" officeooo:paragraph-rsid="002b882f" style:font-size-asian="10.5pt" style:font-size-complex="12pt"/>
    </style:style>
    <style:style style:name="P25" style:family="paragraph" style:parent-style-name="Text_20_body" style:list-style-name="L6">
      <style:paragraph-properties fo:text-align="start" style:justify-single-word="false"/>
      <style:text-properties style:font-name="Malgun Gothic" fo:font-size="12pt" style:text-underline-style="none" officeooo:rsid="002e8ebc" officeooo:paragraph-rsid="002e8ebc" style:font-size-asian="10.5pt" style:font-size-complex="12pt"/>
    </style:style>
    <style:style style:name="P26" style:family="paragraph" style:parent-style-name="Text_20_body" style:list-style-name="L4">
      <style:paragraph-properties fo:text-align="start" style:justify-single-word="false"/>
      <style:text-properties style:font-name="Malgun Gothic" fo:font-size="12pt" style:text-underline-style="none" officeooo:rsid="000c278e" officeooo:paragraph-rsid="00365e1f" style:font-size-asian="10.5pt" style:font-size-complex="12pt"/>
    </style:style>
    <style:style style:name="P27" style:family="paragraph" style:parent-style-name="Text_20_body" style:list-style-name="L4">
      <style:paragraph-properties fo:text-align="start" style:justify-single-word="false"/>
      <style:text-properties style:font-name="Malgun Gothic" fo:font-size="12pt" style:text-underline-style="none" officeooo:rsid="000c5ed9" officeooo:paragraph-rsid="00365e1f" style:font-size-asian="10.5pt" style:font-size-complex="12pt"/>
    </style:style>
    <style:style style:name="P28" style:family="paragraph" style:parent-style-name="Text_20_body" style:list-style-name="L4">
      <style:paragraph-properties fo:text-align="start" style:justify-single-word="false"/>
      <style:text-properties style:font-name="Malgun Gothic" fo:font-size="12pt" style:text-underline-style="none" officeooo:rsid="00123ac6" officeooo:paragraph-rsid="00365e1f" style:font-size-asian="10.5pt" style:font-size-complex="12pt"/>
    </style:style>
    <style:style style:name="P29" style:family="paragraph" style:parent-style-name="Text_20_body" style:list-style-name="L4">
      <style:paragraph-properties fo:text-align="center" style:justify-single-word="false"/>
      <style:text-properties style:font-name="Malgun Gothic" fo:font-size="16pt" style:text-underline-style="none" officeooo:rsid="000fe4e4" officeooo:paragraph-rsid="00365e1f" style:font-size-asian="16pt" style:font-size-complex="16pt"/>
    </style:style>
    <style:style style:name="P30" style:family="paragraph" style:parent-style-name="Text_20_body" style:list-style-name="L6">
      <style:paragraph-properties fo:text-align="start" style:justify-single-word="false"/>
      <style:text-properties officeooo:paragraph-rsid="002926ed"/>
    </style:style>
    <style:style style:name="P31" style:family="paragraph" style:parent-style-name="Text_20_body" style:list-style-name="L4">
      <style:paragraph-properties fo:text-align="start" style:justify-single-word="false"/>
      <style:text-properties officeooo:paragraph-rsid="00365e1f"/>
    </style:style>
    <style:style style:name="P32" style:family="paragraph" style:parent-style-name="Text_20_body" style:list-style-name="L6">
      <style:paragraph-properties fo:text-align="start" style:justify-single-word="false"/>
      <style:text-properties officeooo:rsid="002ad8a4" officeooo:paragraph-rsid="002ad8a4"/>
    </style:style>
    <style:style style:name="P33" style:family="paragraph" style:parent-style-name="Text_20_body" style:list-style-name="L2">
      <style:paragraph-properties fo:margin-top="0cm" fo:margin-bottom="0cm" style:contextual-spacing="false"/>
    </style:style>
    <style:style style:name="P34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0a621d"/>
    </style:style>
    <style:style style:name="T2" style:family="text">
      <style:text-properties officeooo:rsid="000c278e"/>
    </style:style>
    <style:style style:name="T3" style:family="text">
      <style:text-properties officeooo:rsid="000c5ed9"/>
    </style:style>
    <style:style style:name="T4" style:family="text">
      <style:text-properties officeooo:rsid="000d1b53"/>
    </style:style>
    <style:style style:name="T5" style:family="text">
      <style:text-properties officeooo:rsid="000e0675"/>
    </style:style>
    <style:style style:name="T6" style:family="text">
      <style:text-properties officeooo:rsid="000fe4e4"/>
    </style:style>
    <style:style style:name="T7" style:family="text">
      <style:text-properties officeooo:rsid="00141c02"/>
    </style:style>
    <style:style style:name="T8" style:family="text">
      <style:text-properties officeooo:rsid="001cee07"/>
    </style:style>
    <style:style style:name="T9" style:family="text">
      <style:text-properties officeooo:rsid="0017d6db"/>
    </style:style>
    <style:style style:name="T10" style:family="text">
      <style:text-properties officeooo:rsid="001835bd"/>
    </style:style>
    <style:style style:name="T11" style:family="text">
      <style:text-properties officeooo:rsid="001a1932"/>
    </style:style>
    <style:style style:name="T12" style:family="text">
      <style:text-properties officeooo:rsid="001b6a60"/>
    </style:style>
    <style:style style:name="T13" style:family="text">
      <style:text-properties officeooo:rsid="001ced31"/>
    </style:style>
    <style:style style:name="T14" style:family="text">
      <style:text-properties officeooo:rsid="001ee02f"/>
    </style:style>
    <style:style style:name="T15" style:family="text">
      <style:text-properties officeooo:rsid="001ff6bf"/>
    </style:style>
    <style:style style:name="T16" style:family="text">
      <style:text-properties officeooo:rsid="00216c74"/>
    </style:style>
    <style:style style:name="T17" style:family="text">
      <style:text-properties officeooo:rsid="002480af"/>
    </style:style>
    <style:style style:name="T18" style:family="text">
      <style:text-properties officeooo:rsid="0024f4be"/>
    </style:style>
    <style:style style:name="T19" style:family="text">
      <style:text-properties style:font-name="Malgun Gothic" fo:font-size="12pt" style:text-underline-style="none" style:font-size-asian="10.5pt" style:font-size-complex="12pt"/>
    </style:style>
    <style:style style:name="T20" style:family="text">
      <style:text-properties style:font-name="Malgun Gothic" fo:font-size="12pt" style:text-underline-style="none" officeooo:rsid="00274a10" style:font-size-asian="10.5pt" style:font-size-complex="12pt"/>
    </style:style>
    <style:style style:name="T21" style:family="text">
      <style:text-properties style:font-name="Malgun Gothic" fo:font-size="12pt" style:text-underline-style="none" officeooo:rsid="002ad8a4" style:font-size-asian="10.5pt" style:font-size-complex="12pt"/>
    </style:style>
    <style:style style:name="T22" style:family="text">
      <style:text-properties style:font-name="Malgun Gothic" fo:font-size="12pt" style:text-underline-style="none" officeooo:rsid="002b882f" style:font-size-asian="10.5pt" style:font-size-complex="12pt"/>
    </style:style>
    <style:style style:name="T23" style:family="text">
      <style:text-properties style:font-name="Malgun Gothic" fo:font-size="12pt" style:text-underline-style="none" officeooo:rsid="000d1b53" style:font-size-asian="10.5pt" style:font-size-complex="12pt"/>
    </style:style>
    <style:style style:name="T24" style:family="text">
      <style:text-properties style:font-name="Malgun Gothic" fo:font-size="12pt" style:text-underline-style="none" officeooo:rsid="001cee07" style:font-size-asian="10.5pt" style:font-size-complex="12pt"/>
    </style:style>
    <style:style style:name="T25" style:family="text">
      <style:text-properties officeooo:rsid="0025dc18"/>
    </style:style>
    <style:style style:name="T26" style:family="text">
      <style:text-properties officeooo:rsid="00274a10"/>
    </style:style>
    <style:style style:name="T27" style:family="text">
      <style:text-properties officeooo:rsid="00365e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 : Site vitrine</text:p>
      <text:p text:style-name="P1"/>
      <text:p text:style-name="P1">Critère de performance : générer des contacts, conquête d’une nouvelle clientèle</text:p>
      <text:p text:style-name="P1"/>
      <text:p text:style-name="P1">Fonctionnalité : Ajouter, supprimer image,</text:p>
      <text:p text:style-name="P1"/>
      <text:list xml:id="list4167487873" text:style-name="L1">
        <text:list-item>
          <text:p text:style-name="P17"><text:span text:style-name="T1">Concurrence : </text:span>mesurer l’<text:span text:style-name="Strong_20_Emphasis">offre et la demande</text:span> pour le service / produit / prestation que vous proposez</text:p>
        </text:list-item>
        <text:list-item text:style-override="L2">
          <text:p text:style-name="P33">mesurer le degré de concurrence de l’<text:span text:style-name="Strong_20_Emphasis">activité</text:span>, du <text:span text:style-name="Strong_20_Emphasis">secteur</text:span></text:p>
        </text:list-item>
        <text:list-item text:style-override="L3">
          <text:p text:style-name="P34">mesurer le niveau d’engagement des<text:span text:style-name="Strong_20_Emphasis"> concurrents déjà en place</text:span></text:p>
        </text:list-item>
        <text:list-item text:style-override="L4">
          <text:p text:style-name="P18">mesurer la pertinence, l’originalité et la compétitivité de <text:span text:style-name="Strong_20_Emphasis">votre offre</text:span> </text:p>
        </text:list-item>
        <text:list-item text:style-override="L4">
          <text:p text:style-name="P29">Stage DWWM chez<text:span text:style-name="T1"> un</text:span><text:span text:style-name="T2"> coiffeur barbie</text:span><text:span text:style-name="T27">r</text:span></text:p>
        </text:list-item>
        <text:list-item text:style-override="L4">
          <text:p text:style-name="P26">Le salon de coiffure barbier <text:span text:style-name="T3">créé en 2017 </text:span>se situe au cœur de Rouen. <text:span text:style-name="T7">L’entreprise est constituée d’un gérant, de sa compagne et d’un employé.</text:span> </text:p>
        </text:list-item>
        <text:list-item text:style-override="L4">
          <text:p text:style-name="P26"><text:span text:style-name="T7">P</text:span>our accroître sa visibilité et gagn<text:span text:style-name="T3">er</text:span> une nouvelle clientèle cette entreprise a besoin d’un site vitrine.</text:p>
        </text:list-item>
        <text:list-item text:style-override="L4">
          <text:p text:style-name="P27"><text:span text:style-name="T4">D</text:span>ans ce secteur d’activité <text:span text:style-name="T4">la concurrence</text:span> <text:span text:style-name="T4">est très représenté sur le web, l</text:span>e salon <text:span text:style-name="T4">qui </text:span><text:s/>dispose déjà d’un Facebook et d’un Instagram <text:span text:style-name="T4">doit également avoir son </text:span><text:span text:style-name="T6">propre </text:span><text:span text:style-name="T4">site.</text:span></text:p>
        </text:list-item>
        <text:list-item text:style-override="L4">
          <text:p text:style-name="P20">Les besoins exprimés par le gérant sont :</text:p>
        </text:list-item>
        <text:list-item text:style-override="L4">
          <text:p text:style-name="P20">Un site avec les coordonnées du salon (adresse, téléphone, google maps intégré)</text:p>
        </text:list-item>
        <text:list-item text:style-override="L4">
          <text:p text:style-name="P20">Mise en avant des marques et produits utilisé et vendu par le salon</text:p>
        </text:list-item>
        <text:list-item text:style-override="L4">
          <text:p text:style-name="P20">Possibilité d’ajouter des photos de réalisations</text:p>
        </text:list-item>
        <text:list-item text:style-override="L4">
          <text:p text:style-name="P20">Un site représentatif du salon (<text:span text:style-name="T5">c</text:span>ouleurs)</text:p>
        </text:list-item>
        <text:list-item text:style-override="L4">
          <text:p text:style-name="P22">Création d’un logo</text:p>
        </text:list-item>
        <text:list-item text:style-override="L4">
          <text:p text:style-name="P28"><text:s/></text:p>
        </text:list-item>
        <text:list-item text:style-override="L4">
          <text:p text:style-name="P31"><text:span text:style-name="T23">Ce stage de 9 semaines s’est déroulé en totalité en télétravail. Cela m’a permis d’appréhender</text:span><text:span text:style-name="T24"> le métier depuis une situation se rapprochant de celle du </text:span><text:span text:style-name="T23">métier de développeur web en free-lance. </text:span><text:span text:style-name="T24">Durant ce stage </text:span><text:span text:style-name="T23">j’ai dû être à la fois le commercial, le graphiste et développeur full stack </text:span><text:span text:style-name="T24">du projet.</text:span></text:p>
        </text:list-item>
      </text:list>
      <text:p text:style-name="P5"><text:soft-page-break/>Stage DWWM chez<text:span text:style-name="T1"> un</text:span><text:span text:style-name="T2"> coiffeur barbier</text:span></text:p>
      <text:p text:style-name="P5"/>
      <text:p text:style-name="P8">Le salon de coiffure barbier <text:span text:style-name="T3">créé en 2017 </text:span>se situe au cœur de Rouen. <text:span text:style-name="T13">Cette petite entreprise </text:span><text:span text:style-name="T7">est constituée d’un gérant </text:span><text:span text:style-name="T14">et de</text:span><text:span text:style-name="T7"> de</text:span><text:span text:style-name="T9">ux employés.</text:span></text:p>
      <text:p text:style-name="P12"><text:span text:style-name="T4">D</text:span>ans ce secteur d’activité <text:span text:style-name="T4">la concurrence</text:span> <text:span text:style-name="T4">est très représenté</text:span><text:span text:style-name="T9">e</text:span><text:span text:style-name="T4"> sur le web, l</text:span>e salon <text:span text:style-name="T4">qui </text:span><text:s/>dispose déjà d’un Facebook et d’un Instagram <text:span text:style-name="T4">doit </text:span><text:span text:style-name="T10">donc </text:span><text:span text:style-name="T4">également avoir son </text:span><text:span text:style-name="T6">propre </text:span><text:span text:style-name="T4">site. </text:span><text:span text:style-name="T14">Le gérant souhaite ainsi </text:span><text:span text:style-name="T2">accroître sa visibilité et </text:span><text:span text:style-name="T14">par ce biais </text:span><text:span text:style-name="T2">gagn</text:span>er<text:span text:style-name="T2"> une nouvelle clientèle. </text:span></text:p>
      <text:p text:style-name="P10">Les besoins exprimés par le gérant <text:span text:style-name="T15">pour son </text:span><text:span text:style-name="T2">site vitrine </text:span>sont :</text:p>
      <text:list xml:id="list30044212" text:style-name="L5">
        <text:list-item>
          <text:p text:style-name="P19">Un site avec les coordonnées du salon (adresse, <text:span text:style-name="T11">numéro </text:span><text:span text:style-name="T12">de</text:span><text:span text:style-name="T11"> </text:span>téléphone, <text:span text:style-name="T12">G</text:span>oogle maps intégré)</text:p>
        </text:list-item>
        <text:list-item>
          <text:p text:style-name="P19"><text:span text:style-name="T15">La m</text:span>ise en avant des marques utilisé<text:span text:style-name="T11">s</text:span> et vendu<text:span text:style-name="T11">s</text:span> par le salon</text:p>
        </text:list-item>
        <text:list-item>
          <text:p text:style-name="P19"><text:span text:style-name="T15">La p</text:span>ossibilité d’ajouter des photos de réalisations </text:p>
        </text:list-item>
        <text:list-item>
          <text:p text:style-name="P19">Un site représentatif du salon (<text:span text:style-name="T5">c</text:span>ouleurs)</text:p>
        </text:list-item>
        <text:list-item>
          <text:p text:style-name="P21"><text:span text:style-name="T16">La c</text:span>réation d’un logo</text:p>
        </text:list-item>
      </text:list>
      <text:p text:style-name="P11"><text:s/></text:p>
      <text:p text:style-name="P9">Ce stage de 9 semaines s’est déroulé en totalité en télétravail. Cela m’a permis d’appréhender<text:span text:style-name="T8"> le métier depuis une situation se rapprochant de celle du </text:span>métier de développeur web en free-lance. <text:span text:style-name="T8">Durant ce stage </text:span>j’ai dû être à la fois le commercial, le graphiste et <text:span text:style-name="T11">le </text:span>développeur full stack <text:span text:style-name="T8">du projet.</text:span></text:p>
      <text:p text:style-name="P3"/>
      <text:p text:style-name="P4"/>
      <text:p text:style-name="Text_20_body"/>
      <text:p text:style-name="Text_20_body"/>
      <text:p text:style-name="Text_20_body"/>
      <text:p text:style-name="P7"><text:soft-page-break/>Résumé projet M.Beauroy-Eustache Joël</text:p>
      <text:p text:style-name="P6"/>
      <text:p text:style-name="P6">Stage DWWM chez<text:span text:style-name="T1"> un</text:span><text:span text:style-name="T2"> coiffeur barbier</text:span></text:p>
      <text:p text:style-name="P6"/>
      <text:p text:style-name="P15"><text:span text:style-name="T18">Durant la période de stage</text:span><text:span text:style-name="T17"> </text:span><text:span text:style-name="T18">pratique </text:span><text:span text:style-name="T17">de 9 semaines, <text:s/></text:span><text:span text:style-name="T18">j’ai réalisé </text:span><text:span text:style-name="T25">un site vitrine pour un salon de coiffure de Rouen. </text:span><text:span text:style-name="T26">Le projet s’est déroulé en plusieurs phase :</text:span></text:p>
      <text:list xml:id="list197297193" text:style-name="L6">
        <text:list-item>
          <text:p text:style-name="P30"><text:span text:style-name="T21">É</text:span><text:span text:style-name="T20">laboration du cahier des charges avec le gérant du salon</text:span></text:p>
        </text:list-item>
        <text:list-item>
          <text:p text:style-name="P32"><text:span text:style-name="T20">D</text:span><text:span text:style-name="T19">étail des fonctionnalités</text:span></text:p>
        </text:list-item>
        <text:list-item>
          <text:p text:style-name="P23">Conception des usecases</text:p>
        </text:list-item>
        <text:list-item>
          <text:p text:style-name="P32"><text:span text:style-name="T19">Conception des wireframe</text:span><text:span text:style-name="T22">s</text:span></text:p>
        </text:list-item>
        <text:list-item>
          <text:p text:style-name="P24">Établissement du schéma de base de données</text:p>
        </text:list-item>
        <text:list-item>
          <text:p text:style-name="P25">Programmation de la partie back-end</text:p>
        </text:list-item>
        <text:list-item>
          <text:p text:style-name="P25">Programmation de la partie front-end</text:p>
        </text:list-item>
      </text:list>
      <text:p text:style-name="P13"><text:span text:style-name="T4">D</text:span>ans ce secteur d’activité <text:span text:style-name="T4">la concurrence</text:span> <text:span text:style-name="T4">est très représenté</text:span><text:span text:style-name="T9">e</text:span><text:span text:style-name="T4"> sur le web, l</text:span>e salon <text:span text:style-name="T4">qui </text:span><text:s/>dispose déjà d’un Facebook et d’un Instagram <text:span text:style-name="T4">doit </text:span><text:span text:style-name="T10">donc </text:span><text:span text:style-name="T4">également avoir son </text:span><text:span text:style-name="T6">propre </text:span><text:span text:style-name="T4">site. </text:span><text:span text:style-name="T14">Le gérant souhaite ainsi </text:span><text:span text:style-name="T2">accroître sa visibilité et </text:span><text:span text:style-name="T14">par ce biais </text:span><text:span text:style-name="T2">gagn</text:span>er<text:span text:style-name="T2"> une nouvelle clientèle.</text:span></text:p>
      <text:p text:style-name="P16">Le salon de coiffure n’ayant pas de poste ni la place au sein du salon, le stage s’est déroulé entièrement à distance, c<text:span text:style-name="T4">ela m’a permis d’appréhender</text:span><text:span text:style-name="T8"> le métier depuis une situation se rapprochant de celle du </text:span><text:span text:style-name="T4">métier de développeur web en free-lance. </text:span><text:span text:style-name="T8">Durant ce stage </text:span><text:span text:style-name="T4">j’ai dû être à la fois le commercial, le graphiste et </text:span><text:span text:style-name="T11">le </text:span><text:span text:style-name="T4">développeur full stack </text:span><text:span text:style-name="T8">du projet. </text:span></text:p>
      <text:p text:style-name="P15"/>
      <text:p text:style-name="P14"/>
      <text:p text:style-name="P2"><text:s/></text:p>
      <text:p text:style-name="P14"/>
      <text:p text:style-name="Text_20_body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92cm" fo:margin-bottom="2.01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6T17:09:55.317000000</dc:date>
    <meta:editing-duration>PT11M3S</meta:editing-duration>
    <meta:editing-cycles>6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43" meta:word-count="628" meta:character-count="3683" meta:non-whitespace-character-count="3111"/>
  </office:meta>
</office:document-meta>
</file>